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5"/>
    <style:style style:name="ce30" style:family="table-cell" style:parent-style-name="Default" style:data-style-name="N113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04347826086957" calcext:value-type="float">
            <text:p>0.3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472" calcext:value-type="float">
            <text:p>14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1512" calcext:value-type="float">
            <text:p>151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736" calcext:value-type="float">
            <text:p>7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63" calcext:value-type="float">
            <text:p>63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6.93" calcext:value-type="float">
            <text:p>6.9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144300144300144" calcext:value-type="float">
            <text:p>0.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64.6464646464647" calcext:value-type="float">
            <text:p>64.6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484.848484848485" calcext:value-type="float">
            <text:p>484.8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table table:name="ofdm data c1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is -5dB MPP signalling 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33333333333333" calcext:value-type="float">
            <text:p>0.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384" calcext:value-type="float">
            <text:p>3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432" calcext:value-type="float">
            <text:p>43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18" calcext:value-type="float">
            <text:p>18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64.6464646464647" calcext:value-type="float">
            <text:p>64.6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484.848484848485" calcext:value-type="float">
            <text:p>484.8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6" loext:min-decimal-places="16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 style:data-style-name="N2" text:time-value="09:50:41.655576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1T07:35:29.162637265</meta:creation-date>
    <dc:date>2023-04-15T10:41:40.725803392</dc:date>
    <meta:editing-duration>P4DT20H1M19S</meta:editing-duration>
    <meta:editing-cycles>96</meta:editing-cycles>
    <meta:generator>LibreOffice/6.4.7.2$Linux_X86_64 LibreOffice_project/40$Build-2</meta:generator>
    <meta:document-statistic meta:table-count="13" meta:cell-count="1120" meta:object-count="0"/>
  </office:meta>
</office:document-meta>
</file>